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fo:font-weight="bold" style:font-weight-asian="bold" fo:font-size="14pt" style:font-size-asian="14pt" style:font-size-complex="14pt"/>
    </style:style>
    <style:style style:name="P4" style:parent-style-name="Normal" style:family="paragraph">
      <style:paragraph-properties fo:text-align="center"/>
    </style:style>
    <style:style style:name="T5" style:parent-style-name="Policepardéfaut" style:family="text">
      <style:text-properties fo:font-weight="bold" style:font-weight-asian="bold"/>
    </style:style>
    <style:style style:name="P6" style:parent-style-name="Normal" style:family="paragraph">
      <style:paragraph-properties fo:text-align="center"/>
    </style:style>
    <style:style style:name="T7" style:parent-style-name="Policepardéfaut" style:family="text">
      <style:text-properties fo:font-weight="bold" style:font-weight-asian="bold"/>
    </style:style>
    <style:style style:name="P8" style:parent-style-name="Normal" style:family="paragraph">
      <style:paragraph-properties fo:text-align="center"/>
    </style:style>
    <style:style style:name="T9" style:parent-style-name="Policepardéfaut" style:family="text">
      <style:text-properties fo:font-weight="bold" style:font-weight-asian="bold"/>
    </style:style>
    <style:style style:name="P10" style:parent-style-name="Normal" style:family="paragraph">
      <style:paragraph-properties fo:text-align="center"/>
    </style:style>
    <style:style style:name="T11" style:parent-style-name="Policepardéfaut" style:family="text">
      <style:text-properties fo:font-weight="bold" style:font-weight-asian="bold"/>
    </style:style>
    <style:style style:name="P12" style:parent-style-name="Normal" style:family="paragraph">
      <style:paragraph-properties fo:text-align="center"/>
    </style:style>
    <style:style style:name="T13" style:parent-style-name="Policepardéfaut" style:family="text">
      <style:text-properties fo:font-weight="bold" style:font-weight-asian="bold"/>
    </style:style>
    <style:style style:name="P14" style:parent-style-name="Normal" style:family="paragraph">
      <style:paragraph-properties fo:text-align="center"/>
    </style:style>
    <style:style style:name="T15" style:parent-style-name="Policepardéfaut" style:family="text">
      <style:text-properties fo:font-weight="bold" style:font-weight-asian="bold"/>
    </style:style>
    <style:style style:name="P16" style:parent-style-name="Normal" style:family="paragraph">
      <style:paragraph-properties fo:text-align="center"/>
    </style:style>
    <style:style style:name="T17" style:parent-style-name="Policepardéfaut" style:family="text">
      <style:text-properties fo:font-weight="bold" style:font-weight-asian="bold"/>
    </style:style>
    <style:style style:name="P18" style:parent-style-name="Normal" style:family="paragraph">
      <style:paragraph-properties fo:text-align="center"/>
    </style:style>
    <style:style style:name="P19" style:parent-style-name="Normal" style:family="paragraph">
      <style:paragraph-properties fo:text-align="center"/>
    </style:style>
    <style:style style:name="P20" style:parent-style-name="Normal" style:family="paragraph">
      <style:paragraph-properties fo:text-align="center"/>
    </style:style>
    <style:style style:name="T21" style:parent-style-name="Policepardéfaut" style:family="text">
      <style:text-properties fo:font-weight="bold" style:font-weight-asian="bold" fo:language="en" fo:country="GB"/>
    </style:style>
    <style:style style:name="T22" style:parent-style-name="Policepardéfaut" style:family="text">
      <style:text-properties fo:language="en" fo:country="GB"/>
    </style:style>
    <style:style style:name="P23" style:parent-style-name="Normal" style:family="paragraph">
      <style:paragraph-properties fo:text-align="center"/>
      <style:text-properties fo:language="en" fo:country="GB"/>
    </style:style>
    <style:style style:name="P24" style:parent-style-name="Normal" style:family="paragraph">
      <style:paragraph-properties fo:text-align="center"/>
      <style:text-properties fo:language="en" fo:country="GB"/>
    </style:style>
    <style:style style:name="P25" style:parent-style-name="Normal" style:family="paragraph">
      <style:text-properties fo:language="en" fo:country="GB"/>
    </style:style>
    <style:style style:name="P26" style:parent-style-name="Normal" style:family="paragraph">
      <style:text-properties fo:language="en" fo:country="GB"/>
    </style:style>
    <style:style style:name="P27" style:parent-style-name="Normal" style:family="paragraph">
      <style:text-properties fo:language="en" fo:country="GB"/>
    </style:style>
    <style:style style:name="P28" style:parent-style-name="Normal" style:family="paragraph">
      <style:text-properties fo:language="en" fo:country="GB"/>
    </style:style>
    <style:style style:name="P29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 fo:language="en" fo:country="GB"/>
    </style:style>
    <style:style style:name="P30" style:parent-style-name="Normal" style:family="paragraph">
      <style:paragraph-properties fo:text-align="center"/>
    </style:style>
    <style:style style:name="T31" style:parent-style-name="Policepardéfaut" style:family="text">
      <style:text-properties fo:language="en" fo:country="GB"/>
    </style:style>
    <style:style style:name="T32" style:parent-style-name="Policepardéfaut" style:family="text">
      <style:text-properties fo:font-weight="bold" style:font-weight-asian="bold" fo:language="en" fo:country="GB"/>
    </style:style>
    <style:style style:name="T33" style:parent-style-name="Policepardéfaut" style:family="text">
      <style:text-properties fo:language="en" fo:country="GB"/>
    </style:style>
    <style:style style:name="P34" style:parent-style-name="Normal" style:family="paragraph">
      <style:paragraph-properties fo:line-height="100%"/>
    </style:style>
    <style:style style:name="T35" style:parent-style-name="Policepardéfaut" style:family="text">
      <style:text-properties fo:font-weight="bold" style:font-weight-asian="bold" fo:font-size="10pt" style:font-size-asian="10pt" style:font-size-complex="10pt"/>
    </style:style>
    <style:style style:name="T36" style:parent-style-name="Policepardéfaut" style:family="text">
      <style:text-properties fo:font-size="10pt" style:font-size-asian="10pt" style:font-size-complex="10pt"/>
    </style:style>
    <style:style style:name="T37" style:parent-style-name="Policepardéfaut" style:family="text">
      <style:text-properties fo:font-style="italic" style:font-style-asian="italic" fo:font-size="10pt" style:font-size-asian="10pt" style:font-size-complex="10pt"/>
    </style:style>
    <style:style style:name="P38" style:parent-style-name="Normal" style:family="paragraph">
      <style:paragraph-properties fo:line-height="100%"/>
    </style:style>
    <style:style style:name="T39" style:parent-style-name="Policepardéfaut" style:family="text">
      <style:text-properties fo:font-size="10pt" style:font-size-asian="10pt" style:font-size-complex="10pt"/>
    </style:style>
    <style:style style:name="T40" style:parent-style-name="Policepardéfaut" style:family="text">
      <style:text-properties fo:font-style="italic" style:font-style-asian="italic" fo:font-size="10pt" style:font-size-asian="10pt" style:font-size-complex="10pt"/>
    </style:style>
    <style:style style:name="T41" style:parent-style-name="Policepardéfaut" style:family="text">
      <style:text-properties fo:font-size="10pt" style:font-size-asian="10pt" style:font-size-complex="10pt"/>
    </style:style>
    <style:style style:name="P42" style:parent-style-name="Normal" style:family="paragraph">
      <style:paragraph-properties fo:line-height="100%"/>
    </style:style>
    <style:style style:name="T43" style:parent-style-name="Policepardéfaut" style:family="text">
      <style:text-properties fo:font-size="10pt" style:font-size-asian="10pt" style:font-size-complex="10pt"/>
    </style:style>
    <style:style style:name="T44" style:parent-style-name="Policepardéfaut" style:family="text">
      <style:text-properties fo:font-style="italic" style:font-style-asian="italic" fo:font-size="10pt" style:font-size-asian="10pt" style:font-size-complex="10pt"/>
    </style:style>
    <style:style style:name="T45" style:parent-style-name="Policepardéfaut" style:family="text">
      <style:text-properties fo:font-size="10pt" style:font-size-asian="10pt" style:font-size-complex="10pt"/>
    </style:style>
    <style:style style:name="P46" style:parent-style-name="Normal" style:family="paragraph">
      <style:text-properties fo:font-weight="bold" style:font-weight-asian="bold" fo:font-size="12pt" style:font-size-asian="12pt" style:font-size-complex="12pt"/>
    </style:style>
    <style:style style:name="P47" style:parent-style-name="Normal" style:family="paragraph">
      <style:paragraph-properties fo:text-indent="0.4916in"/>
    </style:style>
    <style:style style:name="P48" style:parent-style-name="Normal" style:family="paragraph">
      <style:paragraph-properties fo:text-align="center"/>
    </style:style>
    <style:style style:name="T49" style:parent-style-name="Policepardéfau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0" style:parent-style-name="Policepardéfaut" style:family="text">
      <style:text-properties fo:font-weight="bold" style:font-weight-asian="bold" fo:font-size="14pt" style:font-size-asian="14pt" style:font-size-complex="14pt"/>
    </style:style>
    <style:style style:name="P51" style:parent-style-name="Normal" style:family="paragraph">
      <style:text-properties fo:font-weight="bold" style:font-weight-asian="bold" fo:font-size="14pt" style:font-size-asian="14pt" style:font-size-complex="14pt"/>
    </style:style>
    <style:style style:name="P52" style:parent-style-name="Normal" style:family="paragraph">
      <style:text-properties fo:font-weight="bold" style:font-weight-asian="bold" fo:font-size="14pt" style:font-size-asian="14pt" style:font-size-complex="14pt"/>
    </style:style>
    <style:style style:name="P53" style:parent-style-name="Normal" style:family="paragraph">
      <style:paragraph-properties fo:text-align="center"/>
    </style:style>
    <style:style style:name="T54" style:parent-style-name="Policepardéfaut" style:family="text">
      <style:text-properties fo:font-weight="bold" style:font-weight-asian="bold"/>
    </style:style>
    <style:style style:name="T55" style:parent-style-name="Policepardéfaut" style:family="text">
      <style:text-properties fo:font-size="10pt" style:font-size-asian="10pt" style:font-size-complex="10pt"/>
    </style:style>
    <style:style style:name="T56" style:parent-style-name="Policepardéfaut" style:family="text">
      <style:text-properties fo:font-style="italic" style:font-style-asian="italic" fo:font-size="10pt" style:font-size-asian="10pt" style:font-size-complex="10pt"/>
    </style:style>
    <style:style style:name="T57" style:parent-style-name="Policepardéfaut" style:family="text">
      <style:text-properties fo:font-size="10pt" style:font-size-asian="10pt" style:font-size-complex="10pt"/>
    </style:style>
    <style:style style:name="T58" style:parent-style-name="Policepardéfaut" style:family="text">
      <style:text-properties fo:font-weight="bold" style:font-weight-asian="bold" fo:font-size="12pt" style:font-size-asian="12pt" style:font-size-complex="12pt"/>
    </style:style>
    <style:style style:name="P59" style:parent-style-name="Normal" style:family="paragraph">
      <style:paragraph-properties fo:margin-bottom="0in" fo:line-height="100%"/>
    </style:style>
    <style:style style:name="P60" style:parent-style-name="Normal" style:family="paragraph">
      <style:paragraph-properties fo:margin-bottom="0in" fo:line-height="100%" fo:margin-left="0.4916in" fo:text-indent="0.4916in">
        <style:tab-stops/>
      </style:paragraph-properties>
    </style:style>
    <style:style style:name="T61" style:parent-style-name="Policepardéfaut" style:family="text">
      <style:text-properties fo:font-size="10pt" style:font-size-asian="10pt" style:font-size-complex="10pt"/>
    </style:style>
    <style:style style:name="T62" style:parent-style-name="Policepardéfaut" style:family="text">
      <style:text-properties fo:font-style="italic" style:font-style-asian="italic" fo:font-size="10pt" style:font-size-asian="10pt" style:font-size-complex="10pt"/>
    </style:style>
    <style:style style:name="T63" style:parent-style-name="Policepardéfaut" style:family="text">
      <style:text-properties fo:font-size="10pt" style:font-size-asian="10pt" style:font-size-complex="10pt"/>
    </style:style>
    <style:style style:name="P64" style:parent-style-name="Normal" style:family="paragraph">
      <style:paragraph-properties fo:margin-bottom="0in" fo:line-height="100%"/>
    </style:style>
    <style:style style:name="P65" style:parent-style-name="Normal" style:family="paragraph">
      <style:paragraph-properties fo:margin-bottom="0in" fo:line-height="100%" fo:margin-left="0.4916in" fo:text-indent="0.4916in">
        <style:tab-stops/>
      </style:paragraph-properties>
    </style:style>
    <style:style style:name="T66" style:parent-style-name="Policepardéfaut" style:family="text">
      <style:text-properties fo:font-size="10pt" style:font-size-asian="10pt" style:font-size-complex="10pt"/>
    </style:style>
    <style:style style:name="T67" style:parent-style-name="Policepardéfaut" style:family="text">
      <style:text-properties fo:font-style="italic" style:font-style-asian="italic" fo:font-size="10pt" style:font-size-asian="10pt" style:font-size-complex="10pt"/>
    </style:style>
    <style:style style:name="T68" style:parent-style-name="Policepardéfaut" style:family="text">
      <style:text-properties fo:font-size="10pt" style:font-size-asian="10pt" style:font-size-complex="10pt"/>
    </style:style>
    <style:style style:name="P69" style:parent-style-name="Normal" style:family="paragraph">
      <style:paragraph-properties fo:margin-bottom="0in" fo:line-height="100%"/>
    </style:style>
    <style:style style:name="P70" style:parent-style-name="Normal" style:family="paragraph">
      <style:paragraph-properties fo:margin-bottom="0in" fo:line-height="100%"/>
    </style:style>
    <style:style style:name="T71" style:parent-style-name="Policepardéfaut" style:family="text">
      <style:text-properties fo:font-weight="bold" style:font-weight-asian="bold" fo:font-size="12pt" style:font-size-asian="12pt" style:font-size-complex="12pt"/>
    </style:style>
    <style:style style:name="T72" style:parent-style-name="Policepardéfaut" style:family="text">
      <style:text-properties fo:font-weight="bold" style:font-weight-asian="bold" fo:font-size="12pt" style:font-size-asian="12pt" style:font-size-complex="12pt"/>
    </style:style>
    <style:style style:name="P73" style:parent-style-name="Normal" style:family="paragraph">
      <style:paragraph-properties fo:margin-bottom="0in" fo:line-height="100%"/>
    </style:style>
    <style:style style:name="P74" style:parent-style-name="Normal" style:family="paragraph">
      <style:paragraph-properties fo:margin-bottom="0in" fo:line-height="100%" fo:margin-left="0.4916in" fo:text-indent="0.4916in">
        <style:tab-stops/>
      </style:paragraph-properties>
    </style:style>
    <style:style style:name="T75" style:parent-style-name="Policepardéfaut" style:family="text">
      <style:text-properties fo:font-size="10pt" style:font-size-asian="10pt" style:font-size-complex="10pt"/>
    </style:style>
    <style:style style:name="T76" style:parent-style-name="Policepardéfaut" style:family="text">
      <style:text-properties fo:font-style="italic" style:font-style-asian="italic" fo:font-size="10pt" style:font-size-asian="10pt" style:font-size-complex="10pt"/>
    </style:style>
    <style:style style:name="T77" style:parent-style-name="Policepardéfaut" style:family="text">
      <style:text-properties fo:font-size="10pt" style:font-size-asian="10pt" style:font-size-complex="10pt"/>
    </style:style>
    <style:style style:name="P78" style:parent-style-name="Normal" style:family="paragraph">
      <style:paragraph-properties fo:margin-bottom="0in" fo:line-height="100%" fo:margin-left="0.4916in" fo:text-indent="0.4916in">
        <style:tab-stops/>
      </style:paragraph-properties>
      <style:text-properties fo:font-size="10pt" style:font-size-asian="10pt" style:font-size-complex="10pt"/>
    </style:style>
    <style:style style:name="T79" style:parent-style-name="Policepardéfaut" style:family="text">
      <style:text-properties fo:font-weight="bold" style:font-weight-asian="bold" fo:font-size="12pt" style:font-size-asian="12pt" style:font-size-complex="12pt"/>
    </style:style>
    <style:style style:name="P80" style:parent-style-name="Normal" style:family="paragraph">
      <style:paragraph-properties fo:margin-bottom="0in" fo:line-height="100%"/>
    </style:style>
    <style:style style:name="P81" style:parent-style-name="Normal" style:family="paragraph">
      <style:paragraph-properties fo:margin-bottom="0in" fo:line-height="100%"/>
      <style:text-properties fo:font-weight="bold" style:font-weight-asian="bold"/>
    </style:style>
    <style:style style:name="P82" style:parent-style-name="Normal" style:family="paragraph">
      <style:paragraph-properties fo:margin-bottom="0in" fo:line-height="100%"/>
      <style:text-properties fo:font-weight="bold" style:font-weight-asian="bold"/>
    </style:style>
    <style:style style:name="T83" style:parent-style-name="Policepardéfaut" style:family="text">
      <style:text-properties fo:font-weight="bold" style:font-weight-asian="bold" fo:font-size="12pt" style:font-size-asian="12pt" style:font-size-complex="12pt"/>
    </style:style>
    <style:style style:name="P84" style:parent-style-name="Normal" style:family="paragraph">
      <style:paragraph-properties fo:margin-bottom="0in" fo:line-height="100%"/>
    </style:style>
    <style:style style:name="T85" style:parent-style-name="Policepardéfaut" style:family="text">
      <style:text-properties fo:font-size="10pt" style:font-size-asian="10pt" style:font-size-complex="10pt"/>
    </style:style>
    <style:style style:name="T86" style:parent-style-name="Policepardéfaut" style:family="text">
      <style:text-properties fo:font-style="italic" style:font-style-asian="italic" fo:font-size="10pt" style:font-size-asian="10pt" style:font-size-complex="10pt"/>
    </style:style>
    <style:style style:name="T87" style:parent-style-name="Policepardéfaut" style:family="text">
      <style:text-properties fo:font-size="10pt" style:font-size-asian="10pt" style:font-size-complex="10pt"/>
    </style:style>
    <style:style style:name="P88" style:parent-style-name="Normal" style:family="paragraph">
      <style:paragraph-properties fo:margin-bottom="0in" fo:line-height="100%" fo:margin-left="0.4916in">
        <style:tab-stops/>
      </style:paragraph-properties>
    </style:style>
    <style:style style:name="T89" style:parent-style-name="Policepardéfaut" style:family="text">
      <style:text-properties fo:font-weight="bold" style:font-weight-asian="bold" fo:font-size="12pt" style:font-size-asian="12pt" style:font-size-complex="12pt"/>
    </style:style>
    <style:style style:name="T90" style:parent-style-name="Policepardéfaut" style:family="text">
      <style:text-properties fo:font-size="10pt" style:font-size-asian="10pt" style:font-size-complex="10pt"/>
    </style:style>
    <style:style style:name="T91" style:parent-style-name="Policepardéfaut" style:family="text">
      <style:text-properties fo:font-style="italic" style:font-style-asian="italic" fo:font-size="10pt" style:font-size-asian="10pt" style:font-size-complex="10pt"/>
    </style:style>
    <style:style style:name="T92" style:parent-style-name="Policepardéfaut" style:family="text">
      <style:text-properties fo:font-size="10pt" style:font-size-asian="10pt" style:font-size-complex="10pt"/>
    </style:style>
    <style:style style:name="T93" style:parent-style-name="Policepardéfaut" style:family="text">
      <style:text-properties fo:font-size="10pt" style:font-size-asian="10pt" style:font-size-complex="10pt"/>
    </style:style>
    <style:style style:name="T94" style:parent-style-name="Policepardéfaut" style:family="text">
      <style:text-properties fo:font-style="italic" style:font-style-asian="italic" fo:font-size="10pt" style:font-size-asian="10pt" style:font-size-complex="10pt"/>
    </style:style>
    <style:style style:name="T95" style:parent-style-name="Policepardéfaut" style:family="text">
      <style:text-properties fo:font-size="10pt" style:font-size-asian="10pt" style:font-size-complex="10pt"/>
    </style:style>
    <style:style style:name="T96" style:parent-style-name="Policepardéfaut" style:family="text">
      <style:text-properties fo:font-weight="bold" style:font-weight-asian="bold" fo:font-size="12pt" style:font-size-asian="12pt" style:font-size-complex="12pt"/>
    </style:style>
    <style:style style:name="P97" style:parent-style-name="Normal" style:family="paragraph">
      <style:paragraph-properties fo:margin-bottom="0in" fo:line-height="100%"/>
    </style:style>
    <style:style style:name="P98" style:parent-style-name="Normal" style:family="paragraph">
      <style:paragraph-properties fo:margin-bottom="0in" fo:line-height="100%"/>
    </style:style>
    <style:style style:name="P99" style:parent-style-name="Normal" style:family="paragraph">
      <style:paragraph-properties fo:margin-bottom="0in" fo:line-height="100%"/>
    </style:style>
    <style:style style:name="T100" style:parent-style-name="Policepardéfaut" style:family="text">
      <style:text-properties fo:font-size="10pt" style:font-size-asian="10pt" style:font-size-complex="10pt"/>
    </style:style>
    <style:style style:name="T101" style:parent-style-name="Policepardéfaut" style:family="text">
      <style:text-properties fo:font-style="italic" style:font-style-asian="italic" fo:font-size="10pt" style:font-size-asian="10pt" style:font-size-complex="10pt"/>
    </style:style>
    <style:style style:name="T102" style:parent-style-name="Policepardéfaut" style:family="text">
      <style:text-properties fo:font-style="italic" style:font-style-asian="italic" fo:font-size="10pt" style:font-size-asian="10pt" style:font-size-complex="10pt"/>
    </style:style>
    <style:style style:name="T103" style:parent-style-name="Policepardéfaut" style:family="text">
      <style:text-properties fo:font-size="10pt" style:font-size-asian="10pt" style:font-size-complex="10pt"/>
    </style:style>
    <style:style style:name="P104" style:parent-style-name="Normal" style:family="paragraph">
      <style:paragraph-properties fo:margin-bottom="0in" fo:line-height="100%"/>
      <style:text-properties fo:font-weight="bold" style:font-weight-asian="bold"/>
    </style:style>
    <style:style style:name="P105" style:parent-style-name="Normal" style:family="paragraph">
      <style:paragraph-properties fo:margin-bottom="0in" fo:line-height="100%"/>
    </style:style>
    <style:style style:name="P106" style:parent-style-name="Normal" style:family="paragraph">
      <style:paragraph-properties fo:margin-bottom="0in" fo:line-height="100%"/>
    </style:style>
    <style:style style:name="P107" style:parent-style-name="Normal" style:family="paragraph">
      <style:paragraph-properties fo:margin-bottom="0in" fo:line-height="100%"/>
    </style:style>
    <style:style style:name="T108" style:parent-style-name="Policepardéfaut" style:family="text">
      <style:text-properties fo:font-weight="bold" style:font-weight-asian="bold" fo:font-size="12pt" style:font-size-asian="12pt" style:font-size-complex="12pt"/>
    </style:style>
    <style:style style:name="P109" style:parent-style-name="Normal" style:family="paragraph">
      <style:paragraph-properties fo:margin-bottom="0in" fo:line-height="100%"/>
    </style:style>
    <style:style style:name="T110" style:parent-style-name="Policepardéfaut" style:family="text">
      <style:text-properties fo:font-size="10pt" style:font-size-asian="10pt" style:font-size-complex="10pt"/>
    </style:style>
    <style:style style:name="T111" style:parent-style-name="Policepardéfaut" style:family="text">
      <style:text-properties fo:font-style="italic" style:font-style-asian="italic" fo:font-size="10pt" style:font-size-asian="10pt" style:font-size-complex="10pt"/>
    </style:style>
    <style:style style:name="T112" style:parent-style-name="Policepardéfaut" style:family="text">
      <style:text-properties fo:font-style="italic" style:font-style-asian="italic" fo:font-size="10pt" style:font-size-asian="10pt" style:font-size-complex="10pt"/>
    </style:style>
    <style:style style:name="T113" style:parent-style-name="Policepardéfaut" style:family="text">
      <style:text-properties fo:font-style="italic" style:font-style-asian="italic" fo:font-size="10pt" style:font-size-asian="10pt" style:font-size-complex="10pt"/>
    </style:style>
    <style:style style:name="T114" style:parent-style-name="Policepardéfaut" style:family="text">
      <style:text-properties fo:font-style="italic" style:font-style-asian="italic" fo:font-size="10pt" style:font-size-asian="10pt" style:font-size-complex="10pt"/>
    </style:style>
    <style:style style:name="T115" style:parent-style-name="Policepardéfaut" style:family="text">
      <style:text-properties fo:font-size="10pt" style:font-size-asian="10pt" style:font-size-complex="10pt"/>
    </style:style>
    <style:style style:name="P116" style:parent-style-name="Normal" style:family="paragraph">
      <style:paragraph-properties fo:margin-bottom="0in" fo:line-height="100%"/>
    </style:style>
    <style:style style:name="T117" style:parent-style-name="Policepardéfaut" style:family="text">
      <style:text-properties fo:font-weight="bold" style:font-weight-asian="bold"/>
    </style:style>
    <style:style style:name="T118" style:parent-style-name="Policepardéfaut" style:family="text">
      <style:text-properties fo:font-style="italic" style:font-style-asian="italic"/>
    </style:style>
    <style:style style:name="T119" style:parent-style-name="Policepardéfaut" style:family="text">
      <style:text-properties fo:font-style="italic" style:font-style-asian="italic"/>
    </style:style>
    <style:style style:name="T120" style:parent-style-name="Policepardéfaut" style:family="text">
      <style:text-properties fo:font-style="italic" style:font-style-asian="italic"/>
    </style:style>
    <style:style style:name="T121" style:parent-style-name="Policepardéfaut" style:family="text">
      <style:text-properties fo:font-style="italic" style:font-style-asian="italic"/>
    </style:style>
    <style:style style:name="T122" style:parent-style-name="Policepardéfaut" style:family="text">
      <style:text-properties fo:font-style="italic" style:font-style-asian="italic"/>
    </style:style>
    <style:style style:name="T123" style:parent-style-name="Policepardéfaut" style:family="text">
      <style:text-properties fo:font-style="italic" style:font-style-asian="italic"/>
    </style:style>
    <style:style style:name="T124" style:parent-style-name="Policepardéfaut" style:family="text">
      <style:text-properties fo:font-style="italic" style:font-style-asian="italic"/>
    </style:style>
    <style:style style:name="T125" style:parent-style-name="Policepardéfaut" style:family="text">
      <style:text-properties fo:font-style="italic" style:font-style-asian="italic"/>
    </style:style>
    <style:style style:name="P126" style:parent-style-name="Normal" style:family="paragraph">
      <style:paragraph-properties fo:margin-bottom="0in" fo:line-height="100%"/>
    </style:style>
    <style:style style:name="P127" style:parent-style-name="Normal" style:family="paragraph">
      <style:paragraph-properties fo:margin-bottom="0in" fo:line-height="100%"/>
    </style:style>
    <style:style style:name="P128" style:parent-style-name="Normal" style:family="paragraph">
      <style:paragraph-properties fo:margin-bottom="0in" fo:line-height="100%" fo:margin-left="0.4916in" fo:text-indent="0.4916in">
        <style:tab-stops/>
      </style:paragraph-properties>
    </style:style>
    <style:style style:name="T129" style:parent-style-name="Policepardéfaut" style:family="text">
      <style:text-properties fo:font-size="10pt" style:font-size-asian="10pt" style:font-size-complex="10pt"/>
    </style:style>
    <style:style style:name="T130" style:parent-style-name="Policepardéfaut" style:family="text">
      <style:text-properties fo:font-style="italic" style:font-style-asian="italic" fo:font-size="10pt" style:font-size-asian="10pt" style:font-size-complex="10pt"/>
    </style:style>
    <style:style style:name="T131" style:parent-style-name="Policepardéfaut" style:family="text">
      <style:text-properties fo:font-size="10pt" style:font-size-asian="10pt" style:font-size-complex="10pt"/>
    </style:style>
    <style:style style:name="P132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133" style:parent-style-name="Policepardéfaut" style:family="text">
      <style:text-properties fo:font-weight="bold" style:font-weight-asian="bold" fo:font-size="12pt" style:font-size-asian="12pt" style:font-size-complex="12pt"/>
    </style:style>
    <style:style style:name="P134" style:parent-style-name="Normal" style:family="paragraph">
      <style:paragraph-properties fo:margin-bottom="0in" fo:line-height="100%"/>
    </style:style>
    <style:style style:name="P135" style:parent-style-name="Normal" style:family="paragraph">
      <style:paragraph-properties fo:margin-bottom="0in" fo:line-height="100%" fo:margin-left="0.4916in" fo:text-indent="0.4916in">
        <style:tab-stops/>
      </style:paragraph-properties>
    </style:style>
    <style:style style:name="T136" style:parent-style-name="Policepardéfaut" style:family="text">
      <style:text-properties fo:font-size="10pt" style:font-size-asian="10pt" style:font-size-complex="10pt"/>
    </style:style>
    <style:style style:name="T137" style:parent-style-name="Policepardéfaut" style:family="text">
      <style:text-properties fo:font-style="italic" style:font-style-asian="italic" fo:font-size="10pt" style:font-size-asian="10pt" style:font-size-complex="10pt"/>
    </style:style>
    <style:style style:name="T138" style:parent-style-name="Policepardéfaut" style:family="text">
      <style:text-properties fo:font-style="italic" style:font-style-asian="italic" fo:font-size="10pt" style:font-size-asian="10pt" style:font-size-complex="10pt"/>
    </style:style>
    <style:style style:name="T139" style:parent-style-name="Policepardéfaut" style:family="text">
      <style:text-properties fo:font-size="10pt" style:font-size-asian="10pt" style:font-size-complex="10pt"/>
    </style:style>
    <style:style style:name="P140" style:parent-style-name="Normal" style:family="paragraph">
      <style:paragraph-properties fo:margin-bottom="0in" fo:line-height="100%"/>
    </style:style>
    <style:style style:name="P141" style:parent-style-name="Normal" style:family="paragraph">
      <style:text-properties fo:font-weight="bold" style:font-weight-asian="bold" fo:font-size="12pt" style:font-size-asian="12pt" style:font-size-complex="12pt"/>
    </style:style>
    <style:style style:name="P142" style:parent-style-name="Normal" style:family="paragraph">
      <style:text-properties fo:font-weight="bold" style:font-weight-asian="bold" fo:font-size="12pt" style:font-size-asian="12pt" style:font-size-complex="12pt"/>
    </style:style>
    <style:style style:name="T143" style:parent-style-name="Policepardéfaut" style:family="text">
      <style:text-properties fo:font-weight="bold" style:font-weight-asian="bold" fo:font-size="12pt" style:font-size-asian="12pt" style:font-size-complex="12pt"/>
    </style:style>
    <style:style style:name="T144" style:parent-style-name="Policepardéfaut" style:family="text">
      <style:text-properties fo:font-weight="bold" style:font-weight-asian="bold"/>
    </style:style>
    <style:style style:name="P145" style:parent-style-name="Normal" style:family="paragraph">
      <style:text-properties fo:font-weight="bold" style:font-weight-asian="bold" fo:font-size="12pt" style:font-size-asian="12pt" style:font-size-complex="12pt"/>
    </style:style>
    <style:style style:name="T146" style:parent-style-name="Policepardéfaut" style:family="text">
      <style:text-properties fo:font-weight="bold" style:font-weight-asian="bold" fo:font-size="12pt" style:font-size-asian="12pt" style:font-size-complex="12pt"/>
    </style:style>
    <style:style style:name="T147" style:parent-style-name="Policepardéfaut" style:family="text">
      <style:text-properties fo:font-weight="bold" style:font-weight-asian="bold"/>
    </style:style>
    <style:style style:name="T148" style:parent-style-name="Policepardéfaut" style:family="text">
      <style:text-properties fo:font-weight="bold" style:font-weight-asian="bold" fo:font-size="12pt" style:font-size-asian="12pt" style:font-size-complex="12pt"/>
    </style:style>
    <style:style style:name="T149" style:parent-style-name="Policepardéfaut" style:family="text">
      <style:text-properties fo:font-size="10pt" style:font-size-asian="10pt" style:font-size-complex="10pt"/>
    </style:style>
    <style:style style:name="T150" style:parent-style-name="Policepardéfaut" style:family="text">
      <style:text-properties fo:font-style="italic" style:font-style-asian="italic" fo:font-size="10pt" style:font-size-asian="10pt" style:font-size-complex="10pt"/>
    </style:style>
    <style:style style:name="T151" style:parent-style-name="Policepardéfaut" style:family="text">
      <style:text-properties fo:font-size="10pt" style:font-size-asian="10pt" style:font-size-complex="10pt"/>
    </style:style>
    <style:style style:name="T152" style:parent-style-name="Policepardéfaut" style:family="text">
      <style:text-properties fo:font-weight="bold" style:font-weight-asian="bold" fo:font-size="12pt" style:font-size-asian="12pt" style:font-size-complex="12pt"/>
    </style:style>
    <style:style style:name="T153" style:parent-style-name="Policepardéfaut" style:family="text">
      <style:text-properties fo:font-weight="bold" style:font-weight-asian="bold" fo:font-size="12pt" style:font-size-asian="12pt" style:font-size-complex="12pt"/>
    </style:style>
    <style:style style:name="T154" style:parent-style-name="Policepardéfaut" style:family="text">
      <style:text-properties fo:font-weight="bold" style:font-weight-asian="bold" fo:font-size="12pt" style:font-size-asian="12pt" style:font-size-complex="12pt"/>
    </style:style>
    <style:style style:name="P155" style:parent-style-name="Normal" style:family="paragraph">
      <style:text-properties fo:font-weight="bold" style:font-weight-asian="bold" fo:font-size="12pt" style:font-size-asian="12pt" style:font-size-complex="12pt"/>
    </style:style>
    <style:style style:name="T156" style:parent-style-name="Policepardéfaut" style:family="text">
      <style:text-properties fo:font-weight="bold" style:font-weight-asian="bold" fo:font-size="12pt" style:font-size-asian="12pt" style:font-size-complex="12pt"/>
    </style:style>
    <style:style style:name="T157" style:parent-style-name="Policepardéfaut" style:family="text">
      <style:text-properties fo:font-weight="bold" style:font-weight-asian="bold" fo:font-size="12pt" style:font-size-asian="12pt" style:font-size-complex="12pt"/>
    </style:style>
    <style:style style:name="T158" style:parent-style-name="Policepardéfaut" style:family="text">
      <style:text-properties fo:font-size="12pt" style:font-size-asian="12pt" style:font-size-complex="12pt"/>
    </style:style>
    <style:style style:name="P159" style:parent-style-name="Normal" style:family="paragraph">
      <style:paragraph-properties fo:margin-left="0.4916in" fo:text-indent="0.4916in">
        <style:tab-stops/>
      </style:paragraph-properties>
    </style:style>
    <style:style style:name="T160" style:parent-style-name="Policepardéfaut" style:family="text">
      <style:text-properties fo:font-size="10pt" style:font-size-asian="10pt" style:font-size-complex="10pt"/>
    </style:style>
    <style:style style:name="T161" style:parent-style-name="Policepardéfaut" style:family="text">
      <style:text-properties fo:font-style="italic" style:font-style-asian="italic" fo:font-size="10pt" style:font-size-asian="10pt" style:font-size-complex="10pt"/>
    </style:style>
    <style:style style:name="T162" style:parent-style-name="Policepardéfaut" style:family="text">
      <style:text-properties fo:font-style="italic" style:font-style-asian="italic" fo:font-size="10pt" style:font-size-asian="10pt" style:font-size-complex="10pt"/>
    </style:style>
    <style:style style:name="T163" style:parent-style-name="Policepardéfaut" style:family="text">
      <style:text-properties fo:font-size="10pt" style:font-size-asian="10pt" style:font-size-complex="10pt"/>
    </style:style>
    <style:style style:name="T164" style:parent-style-name="Policepardéfaut" style:family="text">
      <style:text-properties fo:font-weight="bold" style:font-weight-asian="bold" fo:font-size="12pt" style:font-size-asian="12pt" style:font-size-complex="12pt"/>
    </style:style>
    <style:style style:name="T165" style:parent-style-name="Policepardéfaut" style:family="text">
      <style:text-properties fo:font-weight="bold" style:font-weight-asian="bold" fo:font-size="12pt" style:font-size-asian="12pt" style:font-size-complex="12pt"/>
    </style:style>
    <style:style style:name="P166" style:parent-style-name="Normal" style:family="paragraph">
      <style:paragraph-properties fo:margin-left="0.4916in" fo:text-indent="0.4916in">
        <style:tab-stops/>
      </style:paragraph-properties>
    </style:style>
    <style:style style:name="T167" style:parent-style-name="Policepardéfaut" style:family="text">
      <style:text-properties fo:font-weight="bold" style:font-weight-asian="bold" fo:font-size="12pt" style:font-size-asian="12pt" style:font-size-complex="12pt"/>
    </style:style>
    <style:style style:name="T168" style:parent-style-name="Policepardéfaut" style:family="text">
      <style:text-properties fo:font-weight="bold" style:font-weight-asian="bold" fo:font-size="12pt" style:font-size-asian="12pt" style:font-size-complex="12pt"/>
    </style:style>
    <style:style style:name="T169" style:parent-style-name="Policepardéfaut" style:family="text">
      <style:text-properties fo:font-weight="bold" style:font-weight-asian="bold"/>
    </style:style>
    <style:style style:name="P170" style:parent-style-name="Normal" style:family="paragraph">
      <style:text-properties fo:font-weight="bold" style:font-weight-asian="bold" fo:font-size="14pt" style:font-size-asian="14pt" style:font-size-complex="14pt"/>
    </style:style>
    <style:style style:name="T171" style:parent-style-name="Policepardéfaut" style:family="text">
      <style:text-properties fo:font-weight="bold" style:font-weight-asian="bold"/>
    </style:style>
    <style:style style:name="T172" style:parent-style-name="Policepardéfaut" style:family="text">
      <style:text-properties fo:font-style="italic" style:font-style-asian="italic"/>
    </style:style>
    <style:style style:name="T173" style:parent-style-name="Policepardéfaut" style:family="text">
      <style:text-properties fo:font-style="italic" style:font-style-asian="italic"/>
    </style:style>
    <style:style style:name="T174" style:parent-style-name="Policepardéfaut" style:family="text">
      <style:text-properties fo:font-style="italic" style:font-style-asian="italic"/>
    </style:style>
    <style:style style:name="T175" style:parent-style-name="Policepardéfaut" style:family="text">
      <style:text-properties fo:font-style="italic" style:font-style-asian="italic"/>
    </style:style>
    <style:style style:name="T176" style:parent-style-name="Policepardéfaut" style:family="text">
      <style:text-properties fo:font-style="italic" style:font-style-asian="italic"/>
    </style:style>
    <style:style style:name="T177" style:parent-style-name="Policepardéfaut" style:family="text">
      <style:text-properties fo:font-style="italic" style:font-style-asian="italic"/>
    </style:style>
    <style:style style:name="T178" style:parent-style-name="Policepardéfaut" style:family="text">
      <style:text-properties fo:font-style="italic" style:font-style-asian="italic"/>
    </style:style>
    <style:style style:name="T179" style:parent-style-name="Policepardéfaut" style:family="text">
      <style:text-properties fo:font-style="italic" style:font-style-asian="italic"/>
    </style:style>
    <style:style style:name="T180" style:parent-style-name="Policepardéfaut" style:family="text">
      <style:text-properties fo:font-weight="bold" style:font-weight-asian="bold" fo:font-size="12pt" style:font-size-asian="12pt" style:font-size-complex="12pt"/>
    </style:style>
    <style:style style:name="T181" style:parent-style-name="Policepardéfaut" style:family="text">
      <style:text-properties fo:font-weight="bold" style:font-weight-asian="bold" fo:font-size="12pt" style:font-size-asian="12pt" style:font-size-complex="12pt"/>
    </style:style>
    <style:style style:name="T182" style:parent-style-name="Policepardéfaut" style:family="text">
      <style:text-properties fo:font-weight="bold" style:font-weight-asian="bold" fo:font-size="12pt" style:font-size-asian="12pt" style:font-size-complex="12pt"/>
    </style:style>
  </office:automatic-styles>
  <office:body>
    <office:text text:use-soft-page-breaks="true">
      <text:p text:style-name="P1"><text:span text:style-name="T2">Légende</text:span><text:span text:style-name="T3"> :</text:span></text:p>
      <text:p text:style-name="P4"><text:span text:style-name="T5">[...]</text:span><text:s/>: Descriptif de ce qu'il se passe hors dialogue (le script).</text:p>
      <text:p text:style-name="P6"><text:span text:style-name="T7">/!\</text:span><text:s/>: Problème / Attention</text:p>
      <text:p text:style-name="P8"><text:span text:style-name="T9">/?\</text:span><text:s/>: Information</text:p>
      <text:p text:style-name="P10"><text:span text:style-name="T11">// (...)</text:span><text:s/>: Commentaires sur ce qu'il se passe dans le jeu</text:p>
      <text:p text:style-name="P12"><text:span text:style-name="T13">(?)</text:span><text:s/>: Proposition de scénar / script / situation etc ..;</text:p>
      <text:p text:style-name="P14"><text:span text:style-name="T15">(T)</text:span><text:s/>: Le temps (estimation) que prend un dialogue</text:p>
      <text:p text:style-name="P16"><text:span text:style-name="T17">&lt;- (...) -&gt;</text:span><text:s/>: mode du jeu</text:p>
      <text:p text:style-name="P18">- IG (In Game) le joueur à la main</text:p>
      <text:p text:style-name="P19">- C (Cinématique) le joueur n'a pas la main</text:p>
      <text:p text:style-name="P20"><text:span text:style-name="T21">&gt; (...)</text:span><text:span text:style-name="T22">: Dialogue</text:span></text:p>
      <text:p text:style-name="P23">WHILE (...)</text:p>
      <text:p text:style-name="P24">- Stuff ...</text:p>
      <text:p text:style-name="P25"><text:tab/></text:p>
      <text:p text:style-name="P26"/>
      <text:p text:style-name="P27"/>
      <text:p text:style-name="P28"/>
      <text:p text:style-name="P29">Introduction:</text:p>
      <text:p text:style-name="P30"><text:span text:style-name="T31">&lt;-<text:s/></text:span><text:span text:style-name="T32">Cinématique</text:span><text:span text:style-name="T33"><text:s/>-&gt;</text:span></text:p>
      <text:p text:style-name="P34"><text:span text:style-name="T35">/?\</text:span><text:span text:style-name="T36"><text:s/></text:span><text:span text:style-name="T37">Intervient après le lancement du jeu, ou après l'action de commencer le jeu / partie</text:span></text:p>
      <text:p text:style-name="P38"><text:span text:style-name="T39">[</text:span><text:span text:style-name="T40">Musique prenante</text:span><text:span text:style-name="T41">]</text:span></text:p>
      <text:p text:style-name="P42"><text:span text:style-name="T43">[</text:span><text:span text:style-name="T44">Bruit de chute : Object lourd tombant sur le sol</text:span><text:span text:style-name="T45">]</text:span></text:p>
      <text:p text:style-name="P46">Jacky :</text:p>
      <text:p text:style-name="P47">- Aie !</text:p>
      <text:p text:style-name="Normal"/>
      <text:p text:style-name="Normal"/>
      <text:p text:style-name="Normal"/>
      <text:soft-page-break/>
      <text:p text:style-name="P48"><text:span text:style-name="T49">Tome 1</text:span><text:span text:style-name="T50"><text:s/>: Le non-voyant</text:span></text:p>
      <text:p text:style-name="P51">Chapitre 1 : Simon</text:p>
      <text:p text:style-name="P52"/>
      <text:p text:style-name="P53">&lt;-<text:s/><text:span text:style-name="T54">Cinématique</text:span><text:s/>-&gt;</text:p>
      <text:p text:style-name="Normal"><text:span text:style-name="T55">[</text:span><text:span text:style-name="T56">Jacky semble allongé et se lève difficilement, sonné</text:span><text:span text:style-name="T57">]</text:span></text:p>
      <text:p text:style-name="Normal"><text:span text:style-name="T58">Jacky</text:span> :</text:p>
      <text:p text:style-name="P59"><text:tab/>- Aaahh<text:s/>…<text:s/></text:p>
      <text:p text:style-name="P60"><text:span text:style-name="T61">[</text:span><text:span text:style-name="T62">Se redresse dans la douleur</text:span><text:span text:style-name="T63">]</text:span></text:p>
      <text:p text:style-name="P64"><text:tab/>- Mais qu’est-ce<text:s/>que j'fous la ...</text:p>
      <text:p text:style-name="P65"><text:span text:style-name="T66">[</text:span><text:span text:style-name="T67">Petit temps</text:span><text:span text:style-name="T68">]</text:span></text:p>
      <text:p text:style-name="P69"><text:tab/>- Aaaaahhh<text:s/>…<text:s/>Merde<text:s/>…</text:p>
      <text:p text:style-name="P70"/>
      <text:p text:style-name="Normal"><text:s/><text:span text:style-name="T71">Simon</text:span><text:s/>:</text:p>
      <text:p text:style-name="Normal"><text:tab/>- Salut !</text:p>
      <text:p text:style-name="Normal"/>
      <text:p text:style-name="Normal"><text:span text:style-name="T72">Jacky</text:span> :</text:p>
      <text:p text:style-name="P73"><text:tab/>-Ah !</text:p>
      <text:p text:style-name="P74"><text:span text:style-name="T75">[</text:span><text:span text:style-name="T76">Petit "ah" sec avec une Voix de tapette</text:span><text:span text:style-name="T77">]</text:span></text:p>
      <text:p text:style-name="P78"/>
      <text:p text:style-name="Normal"><text:span text:style-name="T79">Simon</text:span><text:s/>:</text:p>
      <text:p text:style-name="P80"><text:tab/>- Moi c'est Simon !<text:s/>Ça va ?</text:p>
      <text:p text:style-name="P81">/!\</text:p>
      <text:p text:style-name="P82"/>
      <text:p text:style-name="Normal"><text:span text:style-name="T83">Jacky</text:span><text:s/>:</text:p>
      <text:p text:style-name="P84"><text:tab/><text:tab/><text:span text:style-name="T85">[</text:span><text:span text:style-name="T86">Ironie</text:span><text:span text:style-name="T87">]</text:span></text:p>
      <text:p text:style-name="P88">- Super et toi ? J’me ramasse la tronche ici, une<text:s/>demi-dizaine de caillaisse dans le fiac, un<text:s/><text:s text:c="3"/>crétin<text:s/>me cause, y fait froid, j'ai mal au crane, et puis<text:s/>ça<text:s/>pue !</text:p>
      <text:p text:style-name="Normal"><text:span text:style-name="T89">Simon</text:span><text:s/>:</text:p>
      <text:p text:style-name="Normal"><text:tab/>- Je crois qu'on dit<text:s/>plutôt<text:s/>"<text:span text:style-name="T90">[</text:span><text:span text:style-name="T91">cite la phrase</text:span><text:span text:style-name="T92">]<text:s/></text:span>une demi<text:s/><text:span text:style-name="T93">[</text:span><text:span text:style-name="T94">insiste</text:span><text:span text:style-name="T95">]</text:span><text:s/>douzaine"</text:p>
      <text:p text:style-name="Normal"><text:span text:style-name="T96">Jacky</text:span><text:s/>:</text:p>
      <text:p text:style-name="P97"><text:tab/>- Mais on s'en<text:s/>fout<text:s/>! Ch'ui quand<text:s/>même<text:s/>plus au courant du<text:s/>nombre<text:s/>de cailloux que j'ai<text:s/></text:p>
      <text:p text:style-name="P98"><text:tab/>dans mon intimité que toi !<text:s/></text:p>
      <text:p text:style-name="P99"><text:tab/><text:tab/><text:span text:style-name="T100">[</text:span><text:span text:style-name="T101">Petite</text:span><text:span text:style-name="T102"><text:s/>pause</text:span><text:span text:style-name="T103">]</text:span></text:p>
      <text:p text:style-name="P104">/!\</text:p>
      <text:p text:style-name="P105"><text:tab/>- Kess que je<text:s/>fous<text:s/>ici ?! Et t'ai qui toi ?</text:p>
      <text:p text:style-name="P106"/>
      <text:p text:style-name="P107"/>
      <text:soft-page-break/>
      <text:p text:style-name="Normal"><text:s/><text:span text:style-name="T108">Simon</text:span><text:s/>:</text:p>
      <text:p text:style-name="P109"><text:tab/><text:tab/><text:span text:style-name="T110">[</text:span><text:span text:style-name="T111">Répète</text:span><text:span text:style-name="T112"><text:s/>la phrase<text:s/></text:span><text:span text:style-name="T113">ci-dessus</text:span><text:span text:style-name="T114"><text:s/>dite sur le même ton</text:span><text:span text:style-name="T115">]</text:span></text:p>
      <text:p text:style-name="P116"><text:tab/><text:tab/><text:span text:style-name="T117">(?)</text:span><text:s/><text:span text:style-name="T118">Copié</text:span><text:span text:style-name="T119"><text:s/>coller du samble<text:s/></text:span><text:span text:style-name="T120">ci-dessus</text:span><text:span text:style-name="T121"><text:s/>?<text:s/></text:span><text:span text:style-name="T122">Pour</text:span><text:span text:style-name="T123"><text:s/></text:span><text:span text:style-name="T124">un<text:s/></text:span><text:span text:style-name="T125">meilleur effet<text:s/></text:span></text:p>
      <text:p text:style-name="P126"/>
      <text:p text:style-name="P127"><text:tab/>- Moi c'est<text:s/>Simon<text:s/>!</text:p>
      <text:p text:style-name="P128"><text:span text:style-name="T129">[</text:span><text:span text:style-name="T130">Silence</text:span><text:span text:style-name="T131">]</text:span></text:p>
      <text:p text:style-name="P132"/>
      <text:p text:style-name="Normal"><text:span text:style-name="T133">Simon</text:span><text:s/>:<text:s/></text:p>
      <text:p text:style-name="P134"><text:tab/>- Hum…<text:s/>hum…, Tous ce que je peux vous dire, c'est que vous<text:s/>êtes<text:s/>la maintenant.</text:p>
      <text:p text:style-name="P135"><text:span text:style-name="T136">[</text:span><text:span text:style-name="T137">Les</text:span><text:span text:style-name="T138"><text:s/>Echanges verbaux qui vont suivre sont rapides</text:span><text:span text:style-name="T139">]</text:span></text:p>
      <text:p text:style-name="P140"/>
      <text:p text:style-name="P141">Jacky :</text:p>
      <text:p text:style-name="Normal"><text:tab/>- Et pourquoi ?</text:p>
      <text:p text:style-name="P142">Simon :</text:p>
      <text:p text:style-name="Normal"><text:tab/>- Je ne le sais pas.</text:p>
      <text:p text:style-name="Normal"><text:span text:style-name="T143">Jacky</text:span> :</text:p>
      <text:p text:style-name="Normal"><text:tab/>- Et t'es qui<text:s/><text:span text:style-name="T144">(?)</text:span><text:s/>merde ?!</text:p>
      <text:p text:style-name="P145">Simon :</text:p>
      <text:p text:style-name="Normal"><text:tab/>-Je vous l'ai déjà dit : Simon !</text:p>
      <text:p text:style-name="Normal"><text:span text:style-name="T146">Jacky</text:span><text:span text:style-name="T147"> </text:span>:</text:p>
      <text:p text:style-name="Normal"><text:tab/>- C'est quoi cet<text:s/>endroit<text:s/>?!</text:p>
      <text:p text:style-name="Normal"><text:span text:style-name="T148">Simon</text:span> :</text:p>
      <text:p text:style-name="Normal"><text:tab/>- C'est le<text:s/><text:span text:style-name="T149">[</text:span><text:span text:style-name="T150">avec un ton "spécial" héhé</text:span><text:span text:style-name="T151">]</text:span><text:s/>"Donjon"<text:s/>pardi !</text:p>
      <text:p text:style-name="Normal"><text:span text:style-name="T152">Jacky</text:span> :</text:p>
      <text:p text:style-name="Normal"><text:tab/>- Et c'est quoi le [Cite<text:s/>avec mépris] "Donjon pardis" ?</text:p>
      <text:p text:style-name="Normal"><text:span text:style-name="T153">Simon</text:span> :</text:p>
      <text:p text:style-name="Normal"><text:tab/>- Le Donjon : c'est<text:s/>là<text:s/>où nous sommes !</text:p>
      <text:p text:style-name="Normal"><text:span text:style-name="T154">Jacky</text:span> :</text:p>
      <text:p text:style-name="Normal"><text:tab/>- Mais tu te fous de moi !</text:p>
      <text:p text:style-name="P155">Simon :</text:p>
      <text:p text:style-name="Normal"><text:tab/>- Je n'ai pas réponse à tout</text:p>
      <text:soft-page-break/>
      <text:p text:style-name="Normal"><text:s/><text:span text:style-name="T156">Jacky</text:span><text:span text:style-name="T157"> </text:span><text:span text:style-name="T158">:</text:span></text:p>
      <text:p text:style-name="Normal"><text:tab/>- T'as réponse à rien !</text:p>
      <text:p text:style-name="P159"><text:span text:style-name="T160">[</text:span><text:span text:style-name="T161">Fin<text:s/></text:span><text:span text:style-name="T162">des échanges rapides</text:span><text:span text:style-name="T163">]</text:span></text:p>
      <text:p text:style-name="Normal"><text:span text:style-name="T164">Simon</text:span> :<text:s/></text:p>
      <text:p text:style-name="Normal"><text:tab/>- Tenez, marchez un peu, je vais vous guider</text:p>
      <text:p text:style-name="Normal"><text:span text:style-name="T165">Jacky</text:span> :</text:p>
      <text:p text:style-name="Normal"><text:tab/>- Dit donc, t'aurai pas une<text:s/>très<text:s/>légère<text:s/>tendance à en n'avoir rien a cirer</text:p>
      <text:p text:style-name="Normal"><text:tab/>de ce<text:s/>qu'on te [est coupé pas Simon]</text:p>
      <text:p text:style-name="P166">[La voix de Simon s'éloigne]</text:p>
      <text:p text:style-name="Normal"><text:span text:style-name="T167">Simon</text:span> :</text:p>
      <text:p text:style-name="Normal"><text:tab/>- [Super enjoué !] Oui ! Bien !<text:s/>Faites donc quelques pas !<text:s/></text:p>
      <text:p text:style-name="Normal"><text:s/><text:span text:style-name="T168">Jacky</text:span> :</text:p>
      <text:p text:style-name="Normal"><text:tab/>- Va t'faire v ..</text:p>
      <text:p text:style-name="Normal"><text:span text:style-name="T169">(T)</text:span><text:s/>1m10</text:p>
      <text:p text:style-name="Normal"/>
      <text:p text:style-name="P170">Chapitre 2 : Tuto : déplacement + toucher</text:p>
      <text:p text:style-name="Normal">&lt;-<text:s/><text:span text:style-name="T171">IG</text:span><text:s/>-&gt;</text:p>
      <text:p text:style-name="Normal"/>
      <text:p text:style-name="Normal">//<text:s/><text:span text:style-name="T172">Le jeu passe en mode tuto.<text:s/></text:span><text:span text:style-name="T173">Première</text:span><text:span text:style-name="T174"><text:s/></text:span><text:span text:style-name="T175">étape</text:span><text:span text:style-name="T176"><text:s/>: le déplacement</text:span></text:p>
      <text:p text:style-name="Normal">//<text:s/><text:span text:style-name="T177">Le joueur dois aller vers<text:s/></text:span><text:span text:style-name="T178">Simon</text:span></text:p>
      <text:p text:style-name="Normal">//<text:s/><text:span text:style-name="T179">Le joueur ne peux QUE allez tout droit</text:span></text:p>
      <text:p text:style-name="Normal"><text:span text:style-name="T180">Simon</text:span> :</text:p>
      <text:p text:style-name="Normal"><text:tab/>- Appuyez de votre pied sur la<text:s/>flèche<text:s/>avant du tapis, et rejoignez moi donc ! /!\ Adapter le texte sur tapis ou pas</text:p>
      <text:p text:style-name="Normal"><text:span text:style-name="T181">Jacky</text:span> :</text:p>
      <text:p text:style-name="Normal"><text:tab/>- Quoi ?</text:p>
      <text:p text:style-name="Normal"/>
      <text:soft-page-break/>
      <text:p text:style-name="Normal"><text:span text:style-name="T182">Simon</text:span> :</text:p>
      <text:p text:style-name="Normal"><text:tab/>- Ce n'est pas à vous que je cause !</text:p>
      <text:p text:style-name="Normal"/>
      <text:p text:style-name="Normal"/>
      <text:p text:style-name="Normal">WHILE (Jacky n'a pas rejoin Simon) {</text:p>
      <text:p text:style-name="Normal"><text:tab/>RANDOM {</text:p>
      <text:p text:style-name="Normal"><text:tab/><text:tab/>CASE 1 :</text:p>
      <text:p text:style-name="Normal"><text:tab/><text:tab/><text:tab/>&gt; Simon</text:p>
      <text:p text:style-name="Normal"><text:tab/><text:tab/><text:tab/><text:tab/>- Avancez vers moi !</text:p>
      <text:p text:style-name="Normal"><text:tab/></text:p>
      <text:p text:style-name="Normal"><text:tab/><text:tab/>CASE 2 :</text:p>
      <text:p text:style-name="Normal"><text:tab/><text:tab/><text:tab/>&gt; Simon</text:p>
      <text:p text:style-name="Normal"><text:tab/><text:tab/><text:tab/><text:tab/>- Faite un effort ! Mettez votre pied devant vous sacreubleu !</text:p>
      <text:p text:style-name="Normal"><text:tab/><text:tab/></text:p>
      <text:p text:style-name="Normal"><text:tab/><text:tab/>CASE 3 :</text:p>
      <text:p text:style-name="Normal"><text:tab/><text:tab/><text:tab/>&gt; Simon</text:p>
      <text:p text:style-name="Normal"><text:tab/><text:tab/><text:tab/><text:tab/>- Aller Venez ! On est bien ici ! /?\Semi ref. à "Allez viens on est bien" du gay du net</text:p>
      <text:p text:style-name="Normal"><text:tab/>}<text:tab/></text:p>
      <text:p text:style-name="Normal"><text:tab/></text:p>
      <text:p text:style-name="Normal">}</text:p>
      <text:p text:style-name="Normal">&lt;- C -&gt;</text:p>
      <text:p text:style-name="Normal">&gt; Simon</text:p>
      <text:p text:style-name="Normal"><text:tab/>- Bien ! Tendez votre main ! Essayez de me toucher !</text:p>
      <text:p text:style-name="Normal">&lt;- IG -&gt;</text:p>
      <text:p text:style-name="Normal"/>
      <text:p text:style-name="Normal">WHILE (Jacky n'a pas touché Simon) {</text:p>
      <text:p text:style-name="Normal"><text:tab/>RANDOM {</text:p>
      <text:soft-page-break/>
      <text:p text:style-name="Normal"><text:tab/><text:tab/>CASE 1 :</text:p>
      <text:p text:style-name="Normal"><text:tab/><text:tab/><text:tab/>&gt; Simon</text:p>
      <text:p text:style-name="Normal"><text:tab/><text:tab/><text:tab/><text:tab/>- N'ayez craite, touchez donc moi.</text:p>
      <text:p text:style-name="Normal"><text:tab/></text:p>
      <text:p text:style-name="Normal"><text:tab/><text:tab/>CASE 2 :</text:p>
      <text:p text:style-name="Normal"><text:tab/><text:tab/><text:tab/>&gt; Simon</text:p>
      <text:p text:style-name="Normal"><text:tab/><text:tab/><text:tab/><text:tab/>- Tendez votre main vers moi.</text:p>
      <text:p text:style-name="Normal"><text:tab/><text:tab/></text:p>
      <text:p text:style-name="Normal"><text:tab/><text:tab/>CASE 3 :</text:p>
      <text:p text:style-name="Normal"><text:tab/><text:tab/><text:tab/>&gt; Simon</text:p>
      <text:p text:style-name="Normal"><text:tab/><text:tab/><text:tab/><text:tab/>- Ecouter ma voix, je suis juste là !</text:p>
      <text:p text:style-name="Normal"><text:tab/>}<text:tab/></text:p>
      <text:p text:style-name="Normal"><text:tab/></text:p>
      <text:p text:style-name="Normal">}</text:p>
      <text:p text:style-name="Normal"/>
      <text:p text:style-name="Normal">&lt;- C -&gt;</text:p>
      <text:p text:style-name="Normal"/>
      <text:p text:style-name="Normal">&gt; Simon</text:p>
      <text:p text:style-name="Normal"><text:tab/>- Haha ! C'est bien !</text:p>
      <text:p text:style-name="Normal"/>
      <text:p text:style-name="Normal">&gt; Jacky</text:p>
      <text:p text:style-name="Normal"><text:tab/>- T'es poisseux ...</text:p>
      <text:p text:style-name="Normal"/>
      <text:p text:style-name="Normal">&gt; Simon</text:p>
      <text:p text:style-name="Normal"><text:tab/>- C'est faux ! Il parrait que je porte chance !</text:p>
      <text:p text:style-name="Normal"/>
      <text:p text:style-name="Normal">&gt; Jacky</text:p>
      <text:soft-page-break/>
      <text:p text:style-name="Normal"><text:tab/>- T'es quoi au juste ?</text:p>
      <text:p text:style-name="Normal"/>
      <text:p text:style-name="Normal">&gt; Simon</text:p>
      <text:p text:style-name="Normal"><text:tab/>- Un Voyant mon tendre ami.</text:p>
      <text:p text:style-name="Normal"/>
      <text:p text:style-name="Normal">&gt; Jacky</text:p>
      <text:p text:style-name="Normal"><text:tab/>- Un Voyant ? Ca veut rien dire ..</text:p>
      <text:p text:style-name="Normal"/>
      <text:p text:style-name="Normal">&gt; Simon</text:p>
      <text:p text:style-name="Normal"><text:tab/>- Je te vois moi ! Tu es tres laid dailleurs, Ha ha ha !</text:p>
      <text:p text:style-name="Normal"/>
      <text:p text:style-name="Normal">[Le joueur peut faire un doigt à Simon à ce moment]</text:p>
      <text:p text:style-name="Normal"/>
      <text:p text:style-name="Normal">IF (Le joueur fais un doigts){</text:p>
      <text:p text:style-name="Normal"><text:tab/>&gt; Simon</text:p>
      <text:p text:style-name="Normal"><text:tab/><text:tab/>- Votre gestuel est à la hauteur de votre vocabulaire ! Mais c'est bien ! Vous</text:p>
      <text:p text:style-name="Normal"><text:tab/><text:tab/>savez deja vous servir de vos doigts !</text:p>
      <text:p text:style-name="Normal">}</text:p>
      <text:p text:style-name="Normal"/>
      <text:p text:style-name="Normal">WAIT (1-2 s)</text:p>
      <text:p text:style-name="Normal"/>
      <text:p text:style-name="Normal">&gt; Simon</text:p>
      <text:p text:style-name="Normal"><text:tab/>(?) parle d'un ton "autin"</text:p>
      <text:p text:style-name="Normal"><text:tab/>- [Prend son soufle] Un Voyant mon cher ami est quelqu'un qui Voit ! A contraio d'un non-voyant, tel que</text:p>
      <text:p text:style-name="Normal"><text:tab/>vous ! Je reste humain malgré tout, là est dailleurs notre seul point commun !</text:p>
      <text:p text:style-name="Normal"/>
      <text:p text:style-name="Normal">&gt; Jacky</text:p>
      <text:soft-page-break/>
      <text:p text:style-name="Normal"><text:tab/>- Tu veux dire quoi par Voit ?</text:p>
      <text:p text:style-name="Normal"/>
      <text:p text:style-name="Normal">&gt; Simon</text:p>
      <text:p text:style-name="Normal"><text:tab/>- Des images ! Des couleurs, votre faciès ingras !</text:p>
      <text:p text:style-name="Normal"/>
      <text:p text:style-name="Normal">&gt; Jacky</text:p>
      <text:p text:style-name="Normal"><text:tab/>- 'Speze /?\ Espece /?\ d'enfoirdure ! Attend que j'tattrape !</text:p>
      <text:p text:style-name="Normal"/>
      <text:p text:style-name="Normal">[La voix de Simon s'éloigne]</text:p>
      <text:p text:style-name="Normal"/>
      <text:p text:style-name="Normal">&gt; Simon<text:s/></text:p>
      <text:p text:style-name="Normal"><text:tab/>- Ha ha ha !</text:p>
      <text:p text:style-name="Normal"/>
      <text:p text:style-name="Normal">&lt;- IG -&gt;</text:p>
      <text:p text:style-name="Normal">// Le joueur doit ratraper Simon qui est en déplacement libre semi aléatoire</text:p>
      <text:p text:style-name="Normal">// La voix de Jacky dépendra biensur de là ou il se trouve, tel est l'indice pour le joueur afin<text:s/></text:p>
      <text:p text:style-name="Normal">// de le retrouver</text:p>
      <text:p text:style-name="Normal"/>
      <text:p text:style-name="Normal">// Le joueur doit Toucher Simon, pas seulement le ratraper</text:p>
      <text:p text:style-name="Normal"/>
      <text:p text:style-name="Normal">WHILE (Jacky n'a pas frappé Simon) {</text:p>
      <text:p text:style-name="Normal"><text:tab/>RAMDOM {</text:p>
      <text:p text:style-name="Normal"><text:tab/><text:tab/>CASE 1 :</text:p>
      <text:p text:style-name="Normal"><text:tab/><text:tab/><text:tab/>&gt; Simon</text:p>
      <text:p text:style-name="Normal"><text:tab/><text:tab/><text:tab/><text:tab/>- Je suis là !</text:p>
      <text:p text:style-name="Normal"><text:tab/><text:tab/>CASE 2 :</text:p>
      <text:p text:style-name="Normal"><text:tab/><text:tab/><text:tab/>&gt; Simon</text:p>
      <text:soft-page-break/>
      <text:p text:style-name="Normal"><text:tab/><text:tab/><text:tab/><text:tab/>- Attrape Moi ! (?) dragon de South park</text:p>
      <text:p text:style-name="Normal"><text:tab/><text:tab/>CASE 3 :</text:p>
      <text:p text:style-name="Normal"><text:tab/><text:tab/><text:tab/>&gt; Jacky</text:p>
      <text:p text:style-name="Normal"><text:tab/><text:tab/><text:tab/><text:tab/>- T'es ou merde !?</text:p>
      <text:p text:style-name="Normal"><text:tab/><text:tab/>CASE 4 :</text:p>
      <text:p text:style-name="Normal"><text:tab/><text:tab/><text:tab/>&gt; Simon</text:p>
      <text:p text:style-name="Normal"><text:tab/><text:tab/><text:tab/><text:tab/>- Par ici !</text:p>
      <text:p text:style-name="Normal"><text:tab/>}</text:p>
      <text:p text:style-name="Normal"/>
      <text:p text:style-name="Normal">}</text:p>
      <text:p text:style-name="Normal"/>
      <text:p text:style-name="Normal">&gt; Jacky<text:s/></text:p>
      <text:p text:style-name="Normal"><text:tab/>- J'te tiens !</text:p>
      <text:p text:style-name="Normal"/>
      <text:p text:style-name="Normal">&gt; Simon</text:p>
      <text:p text:style-name="Normal"><text:tab/>[Jacky lui tiens la burne, cela doit se renssentir dans la voix de Simon]</text:p>
      <text:p text:style-name="Normal"><text:tab/>- Vous .. Vous me tenez .. Vous ... VOUS ME TENEZ LA COUILLE ! Lachez ça !</text:p>
      <text:p text:style-name="Normal"/>
      <text:p text:style-name="Normal">&gt; Jacky</text:p>
      <text:p text:style-name="Normal"><text:tab/>- Gnaah ! [Bruit de dégout, ref : palamashow le contable (elle est ou jeanne ?) lors du speed deting (echantillion d'urine)]</text:p>
      <text:p text:style-name="Normal"/>
      <text:p text:style-name="Normal"/>
      <text:p text:style-name="Normal"/>
      <text:p text:style-name="Normal"/>
      <text:p text:style-name="Normal">#################</text:p>
      <text:p text:style-name="Normal">#### Tome 2 : ###</text:p>
      <text:p text:style-name="Normal">## La Rupture <text:s/>##</text:p>
      <text:soft-page-break/>
      <text:p text:style-name="Normal">#################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greg</meta:initial-creator>
    <dc:creator>greg</dc:creator>
    <meta:creation-date>2015-04-19T18:37:00Z</meta:creation-date>
    <dc:date>2015-04-19T18:38:00Z</dc:date>
    <meta:template xlink:href="Normal.dotm" xlink:type="simple"/>
    <meta:editing-cycles>3</meta:editing-cycles>
    <meta:editing-duration>PT60S</meta:editing-duration>
    <meta:document-statistic meta:page-count="10" meta:paragraph-count="10" meta:word-count="844" meta:character-count="5476" meta:row-count="38" meta:non-whitespace-character-count="4642"/>
  </office:meta>
</office:document-meta>
</file>